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24a878" officeooo:paragraph-rsid="0024a878" style:font-size-asian="9pt" style:font-size-complex="9pt"/>
    </style:style>
    <style:style style:name="P2" style:family="paragraph" style:parent-style-name="Standard">
      <style:text-properties style:font-name="Liberation Serif" officeooo:rsid="001de8a5" officeooo:paragraph-rsid="001de8a5"/>
    </style:style>
    <style:style style:name="P3" style:family="paragraph" style:parent-style-name="Standard">
      <style:text-properties style:font-name="Liberation Serif" fo:font-size="16pt" fo:font-weight="bold" officeooo:rsid="001de8a5" officeooo:paragraph-rsid="001de8a5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6pt" fo:font-weight="bold" officeooo:rsid="001e133b" officeooo:paragraph-rsid="001e133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1pt" officeooo:rsid="001de8a5" officeooo:paragraph-rsid="001de8a5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style:font-name="Liberation Serif" fo:font-size="11pt" officeooo:rsid="001de8a5" officeooo:paragraph-rsid="001de8a5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style:font-name="Liberation Serif" fo:font-size="11pt" officeooo:rsid="001de8a5" officeooo:paragraph-rsid="001de8a5" style:font-size-asian="11pt" style:font-size-complex="11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de8a5" officeooo:paragraph-rsid="001de8a5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de8a5" officeooo:paragraph-rsid="001de8a5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588cm"/>
          <style:tab-stop style:position="6.006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officeooo:rsid="001e133b" officeooo:paragraph-rsid="001e133b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>
        <style:tab-stops>
          <style:tab-stop style:position="1.905cm"/>
          <style:tab-stop style:position="3.334cm"/>
          <style:tab-stop style:position="6.509cm"/>
        </style:tab-stops>
      </style:paragraph-properties>
      <style:text-properties style:font-name="Liberation Serif" fo:font-size="11pt" officeooo:rsid="00200eea" officeooo:paragraph-rsid="00200eea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officeooo:rsid="001e133b" officeooo:paragraph-rsid="001e133b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5cm"/>
          <style:tab-stop style:position="6.509cm"/>
        </style:tab-stops>
      </style:paragraph-properties>
      <style:text-properties style:font-name="Liberation Serif" fo:font-size="12pt" officeooo:rsid="001e133b" officeooo:paragraph-rsid="001e133b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6pt" fo:font-style="italic" fo:font-weight="bold" officeooo:rsid="001de8a5" officeooo:paragraph-rsid="001de8a5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officeooo:rsid="001de8a5"/>
    </style:style>
    <style:style style:name="T2" style:family="text">
      <style:text-properties officeooo:rsid="001e133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0eea" style:font-weight-asian="normal" style:font-weight-complex="normal"/>
    </style:style>
    <style:style style:name="T5" style:family="text">
      <style:text-properties fo:font-weight="normal" officeooo:rsid="001e133b" style:font-weight-asian="normal" style:font-weight-complex="normal"/>
    </style:style>
    <style:style style:name="T6" style:family="text">
      <style:text-properties officeooo:rsid="00200ee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obPlot2 Documentation</text:p>
      <text:p text:style-name="P2"/>
      <text:p text:style-name="P2"/>
      <text:p text:style-name="P3">Variables</text:p>
      <text:p text:style-name="P2"/>
      <text:p text:style-name="P5">All variables are denoted as follows:-</text:p>
      <text:p text:style-name="P5"/>
      <text:p text:style-name="P6"><text:span text:style-name="T6">U</text:span>8 for Unsigned Int8.</text:p>
      <text:p text:style-name="P7">I8 for Signed Int8.</text:p>
      <text:p text:style-name="P7">U16 for Unsigned Int16.</text:p>
      <text:p text:style-name="P7">I16 for Signed Int16.</text:p>
      <text:p text:style-name="P5"/>
      <text:p text:style-name="P8">$0420<text:tab/>BLOB_Mode_U8<text:tab/>Bit-field of mode bits for plotting. <text:s/>See Table 1.</text:p>
      <text:p text:style-name="P9">$0421<text:tab/>BLOB_X_U8<text:tab/>X co-ordinate for plotting the selected blob.</text:p>
      <text:p text:style-name="P9">$0422<text:tab/>BLOB_CurrBlob_X_U8<text:tab/>Current blob x co-ordinate (used internally).</text:p>
      <text:p text:style-name="P9">$0423<text:tab/>BLOB_Y_U8<text:tab/>Y co-ordinate for plotting the selected blob.</text:p>
      <text:p text:style-name="P9">$0424<text:tab/>BLOB_CurrBlob_Y_U8<text:tab/>Current blob y co-ordinate (used internally).</text:p>
      <text:p text:style-name="P9">$0425<text:tab/>BLOB_BaseAddr_U16<text:tab/>Base address for storage of blobs.</text:p>
      <text:p text:style-name="P9">$0427<text:tab/>BLOB_CurrBlob_U8<text:tab/>Current blob number, starting at 0.</text:p>
      <text:p text:style-name="P9">$0428<text:tab/>BLOB_XoffsetV_I8<text:tab/><text:span text:style-name="T2">Used internally for blob pixel placement in X direction.</text:span></text:p>
      <text:p text:style-name="P10">$0429<text:tab/>BLOB_YoffsetV_I8<text:span text:style-name="T1"><text:tab/></text:span>Used internally for blob pixel placement in Y direction.</text:p>
      <text:p text:style-name="P10">$0430<text:tab/>BLOB_MaskBit_U8<text:tab/>Used internally for blob pixel selection.</text:p>
      <text:p text:style-name="P10"/>
      <text:p text:style-name="P14"/>
      <text:p text:style-name="P4">Calls</text:p>
      <text:p text:style-name="P14"/>
      <text:p text:style-name="P11">There is only one call, and the code is relocatable</text:p>
      <text:p text:style-name="P11"/>
      <text:p text:style-name="P11">BLOB_Plot<text:tab/>Load address.</text:p>
      <text:p text:style-name="P14"/>
      <text:p text:style-name="P14"/>
      <text:p text:style-name="P4">Table 1. Bit-field for BLOB_Mode_U8</text:p>
      <text:p text:style-name="P15"/>
      <text:list xml:id="list2942888275" text:style-name="L1">
        <text:list-item>
          <text:p text:style-name="P12">Bit 0:<text:tab/>BLOB_ModeSet_Cb. <text:s/>Set pixels when a 1 is found.</text:p>
        </text:list-item>
        <text:list-item>
          <text:p text:style-name="P12">Bit 1:<text:tab/><text:span text:style-name="T3">BLOB_ModeClr_Cb. Clear pixels when a 0 is found.</text:span></text:p>
        </text:list-item>
        <text:list-item>
          <text:p text:style-name="P12"><text:span text:style-name="T3">Bit 2:<text:tab/>BLOB_ModeInv_Cb. </text:span><text:span text:style-name="T4">Inverts the sprite data as read. <text:s/>Doesn’t affect the <text:s/>blobs.</text:span></text:p>
        </text:list-item>
        <text:list-item>
          <text:p text:style-name="P12"><text:span text:style-name="T3">Bit 3:<text:tab/>BLOB_ModeXRev_Cb. Reverse the X axis.</text:span></text:p>
        </text:list-item>
        <text:list-item>
          <text:p text:style-name="P12"><text:span text:style-name="T3">Bit 4:<text:tab/>BLOB_ModeYRev_Cb. Reverse the Y axis.</text:span></text:p>
        </text:list-item>
        <text:list-item>
          <text:p text:style-name="P12"><text:span text:style-name="T3">Bit 5:<text:tab/></text:span><text:span text:style-name="T4">Not used.</text:span></text:p>
        </text:list-item>
        <text:list-item>
          <text:p text:style-name="P13"><text:span text:style-name="T3">Bit 6:</text:span><text:span text:style-name="T5"><text:tab/></text:span><text:span text:style-name="T3">Not used.</text:span></text:p>
        </text:list-item>
        <text:list-item>
          <text:p text:style-name="P13"><text:span text:style-name="T3">Bit 7:</text:span><text:span text:style-name="T5"><text:tab/></text:span><text:span text:style-name="T3">Not used.</text:span></text:p>
          <text:p text:style-name="P13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24a878" officeooo:paragraph-rsid="0024a878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Revision Date: <text:date style:data-style-name="N37" text:date-value="2023-10-20T18:08:28.349698805" text:fixed="true">20/10/23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7:31:20.810069700</meta:creation-date>
    <dc:date>2023-10-20T18:08:52.307560455</dc:date>
    <meta:editing-duration>PT13M3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06" meta:character-count="1297" meta:non-whitespace-character-count="1126"/>
  </office:meta>
</office:document-meta>
</file>